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5-01T00:00:00" table:style-name="ce5">
            <text:p>2020/5/1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34012" table:style-name="ce6">
            <text:p>34,012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05932" table:style-name="ce6">
            <text:p>105,932<text:s/></text:p>
          </table:table-cell>
          <table:table-cell office:value-type="float" office:value="32883" table:style-name="ce6">
            <text:p>32,883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6735" table:style-name="ce6">
            <text:p>16,73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20053" table:style-name="ce6">
            <text:p>20,053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44733" table:style-name="ce6">
            <text:p>44,733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929" table:style-name="ce6">
            <text:p>1,929<text:s/></text:p>
          </table:table-cell>
          <table:table-cell table:number-columns-repeated="16264"/>
        </table:table-row>
        <table:table-row table:style-name="ro2">
          <table:table-cell office:value-type="date" office:date-value="2020-05-02T00:00:00" table:style-name="ce5">
            <text:p>2020/5/2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32600" table:style-name="ce6">
            <text:p>32,600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83909" table:style-name="ce6">
            <text:p>83,909<text:s/></text:p>
          </table:table-cell>
          <table:table-cell office:value-type="float" office:value="32314" table:style-name="ce6">
            <text:p>32,314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1667" table:style-name="ce6">
            <text:p>11,667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15445" table:style-name="ce6">
            <text:p>15,445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42786" table:style-name="ce6">
            <text:p>42,78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37834" table:style-name="ce6">
            <text:p>37,834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197" table:style-name="ce6">
            <text:p>7,197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801" table:style-name="ce6">
            <text:p>1,801<text:s/></text:p>
          </table:table-cell>
          <table:table-cell table:number-columns-repeated="16264"/>
        </table:table-row>
        <table:table-row table:style-name="ro2">
          <table:table-cell office:value-type="date" office:date-value="2020-05-03T00:00:00" table:style-name="ce5">
            <text:p>2020/5/3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7016" table:style-name="ce6">
            <text:p>77,016<text:s/></text:p>
          </table:table-cell>
          <table:table-cell office:value-type="float" office:value="26205" table:style-name="ce6">
            <text:p>26,20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35598" table:style-name="ce6">
            <text:p>35,59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31705" table:style-name="ce6">
            <text:p>31,705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746" table:style-name="ce6">
            <text:p>1,746<text:s/></text:p>
          </table:table-cell>
          <table:table-cell table:number-columns-repeated="16264"/>
        </table:table-row>
        <table:table-row table:style-name="ro2">
          <table:table-cell office:value-type="date" office:date-value="2020-05-04T00:00:00" table:style-name="ce5">
            <text:p>2020/5/4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34244" table:style-name="ce6">
            <text:p>34,244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23482" table:style-name="ce6">
            <text:p>23,482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91442" table:style-name="ce6">
            <text:p>91,442<text:s/></text:p>
          </table:table-cell>
          <table:table-cell office:value-type="float" office:value="30096" table:style-name="ce6">
            <text:p>30,096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9744" table:style-name="ce6">
            <text:p>19,744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23260" table:style-name="ce6">
            <text:p>23,260<text:s/></text:p>
          </table:table-cell>
          <table:table-cell office:value-type="float" office:value="33226" table:style-name="ce6">
            <text:p>33,226<text:s/></text:p>
          </table:table-cell>
          <table:table-cell office:value-type="float" office:value="35593" table:style-name="ce6">
            <text:p>35,593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21518" table:style-name="ce6">
            <text:p>21,518<text:s/></text:p>
          </table:table-cell>
          <table:table-cell office:value-type="float" office:value="41093" table:style-name="ce6">
            <text:p>41,093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49662" table:style-name="ce6">
            <text:p>49,662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94" table:style-name="ce6">
            <text:p>2,794<text:s/></text:p>
          </table:table-cell>
          <table:table-cell table:number-columns-repeated="16264"/>
        </table:table-row>
        <table:table-row table:style-name="ro2">
          <table:table-cell office:value-type="date" office:date-value="2020-05-05T00:00:00" table:style-name="ce5">
            <text:p>2020/5/5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37128" table:style-name="ce6">
            <text:p>37,128<text:s/></text:p>
          </table:table-cell>
          <table:table-cell office:value-type="float" office:value="35540" table:style-name="ce6">
            <text:p>35,540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21804" table:style-name="ce6">
            <text:p>21,804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32957" table:style-name="ce6">
            <text:p>32,957<text:s/></text:p>
          </table:table-cell>
          <table:table-cell office:value-type="float" office:value="24195" table:style-name="ce6">
            <text:p>24,195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92851" table:style-name="ce6">
            <text:p>92,851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36348" table:style-name="ce6">
            <text:p>36,348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42964" table:style-name="ce6">
            <text:p>42,964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6446" table:style-name="ce6">
            <text:p>26,446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50457" table:style-name="ce6">
            <text:p>50,45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34387" table:style-name="ce6">
            <text:p>34,387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2909" table:style-name="ce6">
            <text:p>2,909<text:s/></text:p>
          </table:table-cell>
          <table:table-cell table:number-columns-repeated="16264"/>
        </table:table-row>
        <table:table-row table:style-name="ro2">
          <table:table-cell office:value-type="date" office:date-value="2020-05-06T00:00:00" table:style-name="ce5">
            <text:p>2020/5/6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6941" table:style-name="ce6">
            <text:p>36,941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33477" table:style-name="ce6">
            <text:p>33,477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95950" table:style-name="ce6">
            <text:p>95,950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4782" table:style-name="ce6">
            <text:p>24,782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34293" table:style-name="ce6">
            <text:p>34,293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43446" table:style-name="ce6">
            <text:p>43,446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52065" table:style-name="ce6">
            <text:p>52,065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914" table:style-name="ce6">
            <text:p>2,914<text:s/></text:p>
          </table:table-cell>
          <table:table-cell table:number-columns-repeated="16264"/>
        </table:table-row>
        <table:table-row table:style-name="ro2">
          <table:table-cell office:value-type="date" office:date-value="2020-05-07T00:00:00" table:style-name="ce5">
            <text:p>2020/5/7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38341" table:style-name="ce6">
            <text:p>38,341<text:s/></text:p>
          </table:table-cell>
          <table:table-cell office:value-type="float" office:value="36760" table:style-name="ce6">
            <text:p>36,760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1315" table:style-name="ce6">
            <text:p>21,315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30484" table:style-name="ce6">
            <text:p>30,484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33688" table:style-name="ce6">
            <text:p>33,68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01084" table:style-name="ce6">
            <text:p>101,084<text:s/></text:p>
          </table:table-cell>
          <table:table-cell office:value-type="float" office:value="34657" table:style-name="ce6">
            <text:p>34,657<text:s/></text:p>
          </table:table-cell>
          <table:table-cell office:value-type="float" office:value="18770" table:style-name="ce6">
            <text:p>18,770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34717" table:style-name="ce6">
            <text:p>34,717<text:s/></text:p>
          </table:table-cell>
          <table:table-cell office:value-type="float" office:value="36927" table:style-name="ce6">
            <text:p>36,927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44249" table:style-name="ce6">
            <text:p>44,249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52808" table:style-name="ce6">
            <text:p>52,80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1347" table:style-name="ce6">
            <text:p>21,347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4964" table:style-name="ce6">
            <text:p>14,964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08T00:00:00" table:style-name="ce5">
            <text:p>2020/5/8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40138" table:style-name="ce6">
            <text:p>40,138<text:s/></text:p>
          </table:table-cell>
          <table:table-cell office:value-type="float" office:value="43920" table:style-name="ce6">
            <text:p>43,920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23250" table:style-name="ce6">
            <text:p>23,250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45088" table:style-name="ce6">
            <text:p>145,088<text:s/></text:p>
          </table:table-cell>
          <table:table-cell office:value-type="float" office:value="41778" table:style-name="ce6">
            <text:p>41,778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40423" table:style-name="ce6">
            <text:p>40,423<text:s/></text:p>
          </table:table-cell>
          <table:table-cell office:value-type="float" office:value="38329" table:style-name="ce6">
            <text:p>38,329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51561" table:style-name="ce6">
            <text:p>51,561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63680" table:style-name="ce6">
            <text:p>63,680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129" table:style-name="ce6">
            <text:p>3,129<text:s/></text:p>
          </table:table-cell>
          <table:table-cell table:number-columns-repeated="16264"/>
        </table:table-row>
        <table:table-row table:style-name="ro2">
          <table:table-cell office:value-type="date" office:date-value="2020-05-09T00:00:00" table:style-name="ce5">
            <text:p>2020/5/9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38094" table:style-name="ce6">
            <text:p>38,094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107493" table:style-name="ce6">
            <text:p>107,493<text:s/></text:p>
          </table:table-cell>
          <table:table-cell office:value-type="float" office:value="36160" table:style-name="ce6">
            <text:p>36,160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6876" table:style-name="ce6">
            <text:p>16,876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46060" table:style-name="ce6">
            <text:p>46,060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45119" table:style-name="ce6">
            <text:p>45,119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393" table:style-name="ce6">
            <text:p>39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1940" table:style-name="ce6">
            <text:p>1,940<text:s/></text:p>
          </table:table-cell>
          <table:table-cell table:number-columns-repeated="16264"/>
        </table:table-row>
        <table:table-row table:style-name="ro2">
          <table:table-cell office:value-type="date" office:date-value="2020-05-10T00:00:00" table:style-name="ce5">
            <text:p>2020/5/10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84509" table:style-name="ce6">
            <text:p>84,509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24161" table:style-name="ce6">
            <text:p>24,161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34724" table:style-name="ce6">
            <text:p>34,724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35942" table:style-name="ce6">
            <text:p>35,942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1674" table:style-name="ce6">
            <text:p>1,674<text:s/></text:p>
          </table:table-cell>
          <table:table-cell table:number-columns-repeated="16264"/>
        </table:table-row>
        <table:table-row table:style-name="ro2">
          <table:table-cell office:value-type="date" office:date-value="2020-05-11T00:00:00" table:style-name="ce5">
            <text:p>2020/5/11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37139" table:style-name="ce6">
            <text:p>37,139<text:s/></text:p>
          </table:table-cell>
          <table:table-cell office:value-type="float" office:value="33712" table:style-name="ce6">
            <text:p>33,712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21109" table:style-name="ce6">
            <text:p>21,109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29294" table:style-name="ce6">
            <text:p>29,294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96914" table:style-name="ce6">
            <text:p>96,914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20866" table:style-name="ce6">
            <text:p>20,866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27615" table:style-name="ce6">
            <text:p>27,615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8534" table:style-name="ce6">
            <text:p>28,53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0671" table:style-name="ce6">
            <text:p>20,671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43020" table:style-name="ce6">
            <text:p>43,020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51116" table:style-name="ce6">
            <text:p>51,116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4230" table:style-name="ce6">
            <text:p>34,230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21881" table:style-name="ce6">
            <text:p>21,881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26504" table:style-name="ce6">
            <text:p>26,504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992" table:style-name="ce6">
            <text:p>2,992<text:s/></text:p>
          </table:table-cell>
          <table:table-cell table:number-columns-repeated="16264"/>
        </table:table-row>
        <table:table-row table:style-name="ro2">
          <table:table-cell office:value-type="date" office:date-value="2020-05-12T00:00:00" table:style-name="ce5">
            <text:p>2020/5/12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38649" table:style-name="ce6">
            <text:p>38,649<text:s/></text:p>
          </table:table-cell>
          <table:table-cell office:value-type="float" office:value="34628" table:style-name="ce6">
            <text:p>34,628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5480" table:style-name="ce6">
            <text:p>15,480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21757" table:style-name="ce6">
            <text:p>21,75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30459" table:style-name="ce6">
            <text:p>30,459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33725" table:style-name="ce6">
            <text:p>33,72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95503" table:style-name="ce6">
            <text:p>95,503<text:s/></text:p>
          </table:table-cell>
          <table:table-cell office:value-type="float" office:value="32359" table:style-name="ce6">
            <text:p>32,359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24135" table:style-name="ce6">
            <text:p>24,135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27476" table:style-name="ce6">
            <text:p>27,476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34733" table:style-name="ce6">
            <text:p>34,733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43516" table:style-name="ce6">
            <text:p>43,516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51561" table:style-name="ce6">
            <text:p>51,561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4431" table:style-name="ce6">
            <text:p>14,43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35359" table:style-name="ce6">
            <text:p>35,359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2916" table:style-name="ce6">
            <text:p>2,916<text:s/></text:p>
          </table:table-cell>
          <table:table-cell table:number-columns-repeated="16264"/>
        </table:table-row>
        <table:table-row table:style-name="ro2">
          <table:table-cell office:value-type="date" office:date-value="2020-05-13T00:00:00" table:style-name="ce5">
            <text:p>2020/5/13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39092" table:style-name="ce6">
            <text:p>39,092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31047" table:style-name="ce6">
            <text:p>31,047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34207" table:style-name="ce6">
            <text:p>34,207<text:s/></text:p>
          </table:table-cell>
          <table:table-cell office:value-type="float" office:value="24939" table:style-name="ce6">
            <text:p>24,939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99477" table:style-name="ce6">
            <text:p>99,477<text:s/></text:p>
          </table:table-cell>
          <table:table-cell office:value-type="float" office:value="34471" table:style-name="ce6">
            <text:p>34,471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2391" table:style-name="ce6">
            <text:p>22,391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35190" table:style-name="ce6">
            <text:p>35,190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25051" table:style-name="ce6">
            <text:p>25,051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46239" table:style-name="ce6">
            <text:p>46,239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30704" table:style-name="ce6">
            <text:p>30,704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53186" table:style-name="ce6">
            <text:p>53,186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36048" table:style-name="ce6">
            <text:p>36,048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22925" table:style-name="ce6">
            <text:p>22,925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3027" table:style-name="ce6">
            <text:p>3,027<text:s/></text:p>
          </table:table-cell>
          <table:table-cell table:number-columns-repeated="16264"/>
        </table:table-row>
        <table:table-row table:style-name="ro2">
          <table:table-cell office:value-type="date" office:date-value="2020-05-14T00:00:00" table:style-name="ce5">
            <text:p>2020/5/14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39003" table:style-name="ce6">
            <text:p>39,003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8392" table:style-name="ce6">
            <text:p>8,39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21714" table:style-name="ce6">
            <text:p>21,714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31006" table:style-name="ce6">
            <text:p>31,006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34126" table:style-name="ce6">
            <text:p>34,126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101556" table:style-name="ce6">
            <text:p>101,556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37055" table:style-name="ce6">
            <text:p>37,055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45385" table:style-name="ce6">
            <text:p>45,385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53564" table:style-name="ce6">
            <text:p>53,564<text:s/></text:p>
          </table:table-cell>
          <table:table-cell office:value-type="float" office:value="19461" table:style-name="ce6">
            <text:p>19,461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35518" table:style-name="ce6">
            <text:p>35,518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2939" table:style-name="ce6">
            <text:p>2,939<text:s/></text:p>
          </table:table-cell>
          <table:table-cell table:number-columns-repeated="16264"/>
        </table:table-row>
        <table:table-row table:style-name="ro2">
          <table:table-cell office:value-type="date" office:date-value="2020-05-15T00:00:00" table:style-name="ce5">
            <text:p>2020/5/15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41703" table:style-name="ce6">
            <text:p>41,703<text:s/></text:p>
          </table:table-cell>
          <table:table-cell office:value-type="float" office:value="43501" table:style-name="ce6">
            <text:p>43,501<text:s/></text:p>
          </table:table-cell>
          <table:table-cell office:value-type="float" office:value="26442" table:style-name="ce6">
            <text:p>26,442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6359" table:style-name="ce6">
            <text:p>16,359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25224" table:style-name="ce6">
            <text:p>25,224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32058" table:style-name="ce6">
            <text:p>32,058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36165" table:style-name="ce6">
            <text:p>36,165<text:s/></text:p>
          </table:table-cell>
          <table:table-cell office:value-type="float" office:value="26265" table:style-name="ce6">
            <text:p>26,265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23002" table:style-name="ce6">
            <text:p>23,002<text:s/></text:p>
          </table:table-cell>
          <table:table-cell office:value-type="float" office:value="134357" table:style-name="ce6">
            <text:p>134,357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6716" table:style-name="ce6">
            <text:p>26,716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30761" table:style-name="ce6">
            <text:p>30,761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7710" table:style-name="ce6">
            <text:p>27,710<text:s/></text:p>
          </table:table-cell>
          <table:table-cell office:value-type="float" office:value="40610" table:style-name="ce6">
            <text:p>40,610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26183" table:style-name="ce6">
            <text:p>26,183<text:s/></text:p>
          </table:table-cell>
          <table:table-cell office:value-type="float" office:value="24754" table:style-name="ce6">
            <text:p>24,754<text:s/></text:p>
          </table:table-cell>
          <table:table-cell office:value-type="float" office:value="58385" table:style-name="ce6">
            <text:p>58,385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31081" table:style-name="ce6">
            <text:p>31,081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63545" table:style-name="ce6">
            <text:p>63,545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8220" table:style-name="ce6">
            <text:p>38,220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398" table:style-name="ce6">
            <text:p>3,398<text:s/></text:p>
          </table:table-cell>
          <table:table-cell table:number-columns-repeated="16264"/>
        </table:table-row>
        <table:table-row table:style-name="ro2">
          <table:table-cell office:value-type="date" office:date-value="2020-05-16T00:00:00" table:style-name="ce5">
            <text:p>2020/5/16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38013" table:style-name="ce6">
            <text:p>38,01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0560" table:style-name="ce6">
            <text:p>20,560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107636" table:style-name="ce6">
            <text:p>107,636<text:s/></text:p>
          </table:table-cell>
          <table:table-cell office:value-type="float" office:value="38405" table:style-name="ce6">
            <text:p>38,405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9374" table:style-name="ce6">
            <text:p>19,374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25253" table:style-name="ce6">
            <text:p>25,253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51173" table:style-name="ce6">
            <text:p>51,173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31726" table:style-name="ce6">
            <text:p>31,726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45891" table:style-name="ce6">
            <text:p>45,89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16755" table:style-name="ce6">
            <text:p>16,755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091" table:style-name="ce6">
            <text:p>2,091<text:s/></text:p>
          </table:table-cell>
          <table:table-cell table:number-columns-repeated="16264"/>
        </table:table-row>
        <table:table-row table:style-name="ro2">
          <table:table-cell office:value-type="date" office:date-value="2020-05-17T00:00:00" table:style-name="ce5">
            <text:p>2020/5/17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9228" table:style-name="ce6">
            <text:p>29,228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2094" table:style-name="ce6">
            <text:p>92,094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43599" table:style-name="ce6">
            <text:p>43,599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7188" table:style-name="ce6">
            <text:p>37,188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046" table:style-name="ce6">
            <text:p>2,046<text:s/></text:p>
          </table:table-cell>
          <table:table-cell table:number-columns-repeated="16264"/>
        </table:table-row>
        <table:table-row table:style-name="ro2">
          <table:table-cell office:value-type="date" office:date-value="2020-05-18T00:00:00" table:style-name="ce5">
            <text:p>2020/5/18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37431" table:style-name="ce6">
            <text:p>37,431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21837" table:style-name="ce6">
            <text:p>21,837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33673" table:style-name="ce6">
            <text:p>33,673<text:s/></text:p>
          </table:table-cell>
          <table:table-cell office:value-type="float" office:value="24490" table:style-name="ce6">
            <text:p>24,490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97309" table:style-name="ce6">
            <text:p>97,309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27415" table:style-name="ce6">
            <text:p>27,415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36426" table:style-name="ce6">
            <text:p>36,426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42366" table:style-name="ce6">
            <text:p>42,366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26228" table:style-name="ce6">
            <text:p>26,228<text:s/></text:p>
          </table:table-cell>
          <table:table-cell office:value-type="float" office:value="28671" table:style-name="ce6">
            <text:p>28,671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51728" table:style-name="ce6">
            <text:p>51,728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950" table:style-name="ce6">
            <text:p>2,950<text:s/></text:p>
          </table:table-cell>
          <table:table-cell table:number-columns-repeated="16264"/>
        </table:table-row>
        <table:table-row table:style-name="ro2">
          <table:table-cell office:value-type="date" office:date-value="2020-05-19T00:00:00" table:style-name="ce5">
            <text:p>2020/5/19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39296" table:style-name="ce6">
            <text:p>39,296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25882" table:style-name="ce6">
            <text:p>25,882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22424" table:style-name="ce6">
            <text:p>22,424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30994" table:style-name="ce6">
            <text:p>30,994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34560" table:style-name="ce6">
            <text:p>34,560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95807" table:style-name="ce6">
            <text:p>95,807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0792" table:style-name="ce6">
            <text:p>20,79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1056" table:style-name="ce6">
            <text:p>21,056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35404" table:style-name="ce6">
            <text:p>35,404<text:s/></text:p>
          </table:table-cell>
          <table:table-cell office:value-type="float" office:value="37343" table:style-name="ce6">
            <text:p>37,343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44005" table:style-name="ce6">
            <text:p>44,005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30275" table:style-name="ce6">
            <text:p>30,275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52868" table:style-name="ce6">
            <text:p>52,868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6407" table:style-name="ce6">
            <text:p>36,407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033" table:style-name="ce6">
            <text:p>3,033<text:s/></text:p>
          </table:table-cell>
          <table:table-cell table:number-columns-repeated="16264"/>
        </table:table-row>
        <table:table-row table:style-name="ro2">
          <table:table-cell office:value-type="date" office:date-value="2020-05-20T00:00:00" table:style-name="ce5">
            <text:p>2020/5/20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39873" table:style-name="ce6">
            <text:p>39,873<text:s/></text:p>
          </table:table-cell>
          <table:table-cell office:value-type="float" office:value="37731" table:style-name="ce6">
            <text:p>37,731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23009" table:style-name="ce6">
            <text:p>23,009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31543" table:style-name="ce6">
            <text:p>31,543<text:s/></text:p>
          </table:table-cell>
          <table:table-cell office:value-type="float" office:value="23448" table:style-name="ce6">
            <text:p>23,448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35015" table:style-name="ce6">
            <text:p>35,015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02895" table:style-name="ce6">
            <text:p>102,895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24780" table:style-name="ce6">
            <text:p>24,780<text:s/></text:p>
          </table:table-cell>
          <table:table-cell office:value-type="float" office:value="25307" table:style-name="ce6">
            <text:p>25,307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28719" table:style-name="ce6">
            <text:p>28,719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18296" table:style-name="ce6">
            <text:p>18,296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7990" table:style-name="ce6">
            <text:p>27,99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2568" table:style-name="ce6">
            <text:p>22,568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36551" table:style-name="ce6">
            <text:p>36,551<text:s/></text:p>
          </table:table-cell>
          <table:table-cell office:value-type="float" office:value="38516" table:style-name="ce6">
            <text:p>38,516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47885" table:style-name="ce6">
            <text:p>47,885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55342" table:style-name="ce6">
            <text:p>55,342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8277" table:style-name="ce6">
            <text:p>18,277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37081" table:style-name="ce6">
            <text:p>37,081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22735" table:style-name="ce6">
            <text:p>22,73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3150" table:style-name="ce6">
            <text:p>3,150<text:s/></text:p>
          </table:table-cell>
          <table:table-cell table:number-columns-repeated="16264"/>
        </table:table-row>
        <table:table-row table:style-name="ro2">
          <table:table-cell office:value-type="date" office:date-value="2020-05-21T00:00:00" table:style-name="ce5">
            <text:p>2020/5/21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40190" table:style-name="ce6">
            <text:p>40,190<text:s/></text:p>
          </table:table-cell>
          <table:table-cell office:value-type="float" office:value="37573" table:style-name="ce6">
            <text:p>37,573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16811" table:style-name="ce6">
            <text:p>16,811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497" table:style-name="ce6">
            <text:p>26,497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6519" table:style-name="ce6">
            <text:p>16,519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5584" table:style-name="ce6">
            <text:p>35,584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04668" table:style-name="ce6">
            <text:p>104,668<text:s/></text:p>
          </table:table-cell>
          <table:table-cell office:value-type="float" office:value="34841" table:style-name="ce6">
            <text:p>34,841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4327" table:style-name="ce6">
            <text:p>24,327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28606" table:style-name="ce6">
            <text:p>28,606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36878" table:style-name="ce6">
            <text:p>36,878<text:s/></text:p>
          </table:table-cell>
          <table:table-cell office:value-type="float" office:value="37686" table:style-name="ce6">
            <text:p>37,686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45182" table:style-name="ce6">
            <text:p>45,182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31291" table:style-name="ce6">
            <text:p>31,291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55464" table:style-name="ce6">
            <text:p>55,46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5336" table:style-name="ce6">
            <text:p>15,336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6483" table:style-name="ce6">
            <text:p>36,483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8618" table:style-name="ce6">
            <text:p>28,618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072" table:style-name="ce6">
            <text:p>3,072<text:s/></text:p>
          </table:table-cell>
          <table:table-cell table:number-columns-repeated="16264"/>
        </table:table-row>
        <table:table-row table:style-name="ro2">
          <table:table-cell office:value-type="date" office:date-value="2020-05-22T00:00:00" table:style-name="ce5">
            <text:p>2020/5/22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42798" table:style-name="ce6">
            <text:p>42,798<text:s/></text:p>
          </table:table-cell>
          <table:table-cell office:value-type="float" office:value="43112" table:style-name="ce6">
            <text:p>43,112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4161" table:style-name="ce6">
            <text:p>14,161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358" table:style-name="ce6">
            <text:p>36,358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34123" table:style-name="ce6">
            <text:p>134,123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26666" table:style-name="ce6">
            <text:p>26,666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1966" table:style-name="ce6">
            <text:p>21,966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41652" table:style-name="ce6">
            <text:p>41,652<text:s/></text:p>
          </table:table-cell>
          <table:table-cell office:value-type="float" office:value="38804" table:style-name="ce6">
            <text:p>38,804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52616" table:style-name="ce6">
            <text:p>52,616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35941" table:style-name="ce6">
            <text:p>35,941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63027" table:style-name="ce6">
            <text:p>63,027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8732" table:style-name="ce6">
            <text:p>38,732<text:s/></text:p>
          </table:table-cell>
          <table:table-cell office:value-type="float" office:value="23578" table:style-name="ce6">
            <text:p>23,578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21435" table:style-name="ce6">
            <text:p>21,435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9038" table:style-name="ce6">
            <text:p>29,038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257" table:style-name="ce6">
            <text:p>3,257<text:s/></text:p>
          </table:table-cell>
          <table:table-cell table:number-columns-repeated="16264"/>
        </table:table-row>
        <table:table-row table:style-name="ro2">
          <table:table-cell office:value-type="date" office:date-value="2020-05-23T00:00:00" table:style-name="ce5">
            <text:p>2020/5/23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39253" table:style-name="ce6">
            <text:p>39,253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3304" table:style-name="ce6">
            <text:p>23,304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26051" table:style-name="ce6">
            <text:p>26,051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5170" table:style-name="ce6">
            <text:p>105,170<text:s/></text:p>
          </table:table-cell>
          <table:table-cell office:value-type="float" office:value="38646" table:style-name="ce6">
            <text:p>38,646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29885" table:style-name="ce6">
            <text:p>29,885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54434" table:style-name="ce6">
            <text:p>54,434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33073" table:style-name="ce6">
            <text:p>33,073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45727" table:style-name="ce6">
            <text:p>45,72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082" table:style-name="ce6">
            <text:p>2,082<text:s/></text:p>
          </table:table-cell>
          <table:table-cell table:number-columns-repeated="16264"/>
        </table:table-row>
        <table:table-row table:style-name="ro2">
          <table:table-cell office:value-type="date" office:date-value="2020-05-24T00:00:00" table:style-name="ce5">
            <text:p>2020/5/24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30896" table:style-name="ce6">
            <text:p>30,896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910" table:style-name="ce6">
            <text:p>1,910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6093" table:style-name="ce6">
            <text:p>16,09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10776" table:style-name="ce6">
            <text:p>110,776<text:s/></text:p>
          </table:table-cell>
          <table:table-cell office:value-type="float" office:value="31788" table:style-name="ce6">
            <text:p>31,78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34861" table:style-name="ce6">
            <text:p>34,861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26968" table:style-name="ce6">
            <text:p>26,968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9223" table:style-name="ce6">
            <text:p>19,223<text:s/></text:p>
          </table:table-cell>
          <table:table-cell office:value-type="float" office:value="48087" table:style-name="ce6">
            <text:p>48,08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38964" table:style-name="ce6">
            <text:p>38,964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2157" table:style-name="ce6">
            <text:p>2,157<text:s/></text:p>
          </table:table-cell>
          <table:table-cell table:number-columns-repeated="16264"/>
        </table:table-row>
        <table:table-row table:style-name="ro2">
          <table:table-cell office:value-type="date" office:date-value="2020-05-25T00:00:00" table:style-name="ce5">
            <text:p>2020/5/25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38574" table:style-name="ce6">
            <text:p>38,574<text:s/></text:p>
          </table:table-cell>
          <table:table-cell office:value-type="float" office:value="34203" table:style-name="ce6">
            <text:p>34,203<text:s/></text:p>
          </table:table-cell>
          <table:table-cell office:value-type="float" office:value="24036" table:style-name="ce6">
            <text:p>24,036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26246" table:style-name="ce6">
            <text:p>26,246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34192" table:style-name="ce6">
            <text:p>34,192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101323" table:style-name="ce6">
            <text:p>101,323<text:s/></text:p>
          </table:table-cell>
          <table:table-cell office:value-type="float" office:value="32702" table:style-name="ce6">
            <text:p>32,70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21159" table:style-name="ce6">
            <text:p>21,159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35270" table:style-name="ce6">
            <text:p>35,270<text:s/></text:p>
          </table:table-cell>
          <table:table-cell office:value-type="float" office:value="37205" table:style-name="ce6">
            <text:p>37,205<text:s/></text:p>
          </table:table-cell>
          <table:table-cell office:value-type="float" office:value="24831" table:style-name="ce6">
            <text:p>24,831<text:s/></text:p>
          </table:table-cell>
          <table:table-cell office:value-type="float" office:value="23463" table:style-name="ce6">
            <text:p>23,463<text:s/></text:p>
          </table:table-cell>
          <table:table-cell office:value-type="float" office:value="45012" table:style-name="ce6">
            <text:p>45,012<text:s/></text:p>
          </table:table-cell>
          <table:table-cell office:value-type="float" office:value="19933" table:style-name="ce6">
            <text:p>19,933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30306" table:style-name="ce6">
            <text:p>30,306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53382" table:style-name="ce6">
            <text:p>53,382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35535" table:style-name="ce6">
            <text:p>35,535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3212" table:style-name="ce6">
            <text:p>3,212<text:s/></text:p>
          </table:table-cell>
          <table:table-cell table:number-columns-repeated="16264"/>
        </table:table-row>
        <table:table-row table:style-name="ro2">
          <table:table-cell office:value-type="date" office:date-value="2020-05-26T00:00:00" table:style-name="ce5">
            <text:p>2020/5/26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36571" table:style-name="ce6">
            <text:p>36,571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31111" table:style-name="ce6">
            <text:p>31,111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00327" table:style-name="ce6">
            <text:p>100,327<text:s/></text:p>
          </table:table-cell>
          <table:table-cell office:value-type="float" office:value="34079" table:style-name="ce6">
            <text:p>34,079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21569" table:style-name="ce6">
            <text:p>21,569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28506" table:style-name="ce6">
            <text:p>28,506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22790" table:style-name="ce6">
            <text:p>22,790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37646" table:style-name="ce6">
            <text:p>37,646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46857" table:style-name="ce6">
            <text:p>46,857<text:s/></text:p>
          </table:table-cell>
          <table:table-cell office:value-type="float" office:value="21094" table:style-name="ce6">
            <text:p>21,094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54161" table:style-name="ce6">
            <text:p>54,161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855" table:style-name="ce6">
            <text:p>16,855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6183" table:style-name="ce6">
            <text:p>36,183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27422" table:style-name="ce6">
            <text:p>27,422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113" table:style-name="ce6">
            <text:p>3,113<text:s/></text:p>
          </table:table-cell>
          <table:table-cell table:number-columns-repeated="16264"/>
        </table:table-row>
        <table:table-row table:style-name="ro2">
          <table:table-cell office:value-type="date" office:date-value="2020-05-27T00:00:00" table:style-name="ce5">
            <text:p>2020/5/27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41544" table:style-name="ce6">
            <text:p>41,544<text:s/></text:p>
          </table:table-cell>
          <table:table-cell office:value-type="float" office:value="37755" table:style-name="ce6">
            <text:p>37,755<text:s/></text:p>
          </table:table-cell>
          <table:table-cell office:value-type="float" office:value="25510" table:style-name="ce6">
            <text:p>25,510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23098" table:style-name="ce6">
            <text:p>23,098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5751" table:style-name="ce6">
            <text:p>35,751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03179" table:style-name="ce6">
            <text:p>103,179<text:s/></text:p>
          </table:table-cell>
          <table:table-cell office:value-type="float" office:value="35662" table:style-name="ce6">
            <text:p>35,662<text:s/></text:p>
          </table:table-cell>
          <table:table-cell office:value-type="float" office:value="20429" table:style-name="ce6">
            <text:p>20,429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18183" table:style-name="ce6">
            <text:p>18,18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27398" table:style-name="ce6">
            <text:p>27,39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1940" table:style-name="ce6">
            <text:p>21,940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36605" table:style-name="ce6">
            <text:p>36,605<text:s/></text:p>
          </table:table-cell>
          <table:table-cell office:value-type="float" office:value="38443" table:style-name="ce6">
            <text:p>38,443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48422" table:style-name="ce6">
            <text:p>48,422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33574" table:style-name="ce6">
            <text:p>33,574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56189" table:style-name="ce6">
            <text:p>56,189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37962" table:style-name="ce6">
            <text:p>37,962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216" table:style-name="ce6">
            <text:p>3,216<text:s/></text:p>
          </table:table-cell>
          <table:table-cell table:number-columns-repeated="16264"/>
        </table:table-row>
        <table:table-row table:style-name="ro2">
          <table:table-cell office:value-type="date" office:date-value="2020-05-28T00:00:00" table:style-name="ce5">
            <text:p>2020/5/28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41546" table:style-name="ce6">
            <text:p>41,546<text:s/></text:p>
          </table:table-cell>
          <table:table-cell office:value-type="float" office:value="37614" table:style-name="ce6">
            <text:p>37,614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31419" table:style-name="ce6">
            <text:p>31,419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35441" table:style-name="ce6">
            <text:p>35,441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107532" table:style-name="ce6">
            <text:p>107,532<text:s/></text:p>
          </table:table-cell>
          <table:table-cell office:value-type="float" office:value="35470" table:style-name="ce6">
            <text:p>35,470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21267" table:style-name="ce6">
            <text:p>21,267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28346" table:style-name="ce6">
            <text:p>28,346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21319" table:style-name="ce6">
            <text:p>21,319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37365" table:style-name="ce6">
            <text:p>37,365<text:s/></text:p>
          </table:table-cell>
          <table:table-cell office:value-type="float" office:value="38077" table:style-name="ce6">
            <text:p>38,077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46960" table:style-name="ce6">
            <text:p>46,960<text:s/></text:p>
          </table:table-cell>
          <table:table-cell office:value-type="float" office:value="22346" table:style-name="ce6">
            <text:p>22,346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56659" table:style-name="ce6">
            <text:p>56,659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5179" table:style-name="ce6">
            <text:p>15,179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37685" table:style-name="ce6">
            <text:p>37,685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20987" table:style-name="ce6">
            <text:p>20,987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22026" table:style-name="ce6">
            <text:p>22,02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142" table:style-name="ce6">
            <text:p>3,142<text:s/></text:p>
          </table:table-cell>
          <table:table-cell table:number-columns-repeated="16264"/>
        </table:table-row>
        <table:table-row table:style-name="ro2">
          <table:table-cell office:value-type="date" office:date-value="2020-05-29T00:00:00" table:style-name="ce5">
            <text:p>2020/5/29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44232" table:style-name="ce6">
            <text:p>44,232<text:s/></text:p>
          </table:table-cell>
          <table:table-cell office:value-type="float" office:value="26579" table:style-name="ce6">
            <text:p>26,579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8469" table:style-name="ce6">
            <text:p>18,469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7082" table:style-name="ce6">
            <text:p>17,082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36957" table:style-name="ce6">
            <text:p>36,957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23368" table:style-name="ce6">
            <text:p>23,368<text:s/></text:p>
          </table:table-cell>
          <table:table-cell office:value-type="float" office:value="142610" table:style-name="ce6">
            <text:p>142,610<text:s/></text:p>
          </table:table-cell>
          <table:table-cell office:value-type="float" office:value="43146" table:style-name="ce6">
            <text:p>43,146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27114" table:style-name="ce6">
            <text:p>27,114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42108" table:style-name="ce6">
            <text:p>42,108<text:s/></text:p>
          </table:table-cell>
          <table:table-cell office:value-type="float" office:value="39829" table:style-name="ce6">
            <text:p>39,829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57274" table:style-name="ce6">
            <text:p>57,274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41458" table:style-name="ce6">
            <text:p>41,458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67774" table:style-name="ce6">
            <text:p>67,774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6160" table:style-name="ce6">
            <text:p>26,160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39023" table:style-name="ce6">
            <text:p>39,023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450" table:style-name="ce6">
            <text:p>3,450<text:s/></text:p>
          </table:table-cell>
          <table:table-cell table:number-columns-repeated="16264"/>
        </table:table-row>
        <table:table-row table:style-name="ro2">
          <table:table-cell office:value-type="date" office:date-value="2020-05-30T00:00:00" table:style-name="ce5">
            <text:p>2020/5/30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41572" table:style-name="ce6">
            <text:p>41,572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20308" table:style-name="ce6">
            <text:p>120,308<text:s/></text:p>
          </table:table-cell>
          <table:table-cell office:value-type="float" office:value="42083" table:style-name="ce6">
            <text:p>42,083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8156" table:style-name="ce6">
            <text:p>8,156<text:s/></text:p>
          </table:table-cell>
          <table:table-cell office:value-type="float" office:value="21931" table:style-name="ce6">
            <text:p>21,931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31125" table:style-name="ce6">
            <text:p>31,12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24403" table:style-name="ce6">
            <text:p>24,403<text:s/></text:p>
          </table:table-cell>
          <table:table-cell office:value-type="float" office:value="33991" table:style-name="ce6">
            <text:p>33,991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62375" table:style-name="ce6">
            <text:p>62,375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25460" table:style-name="ce6">
            <text:p>25,460<text:s/></text:p>
          </table:table-cell>
          <table:table-cell office:value-type="float" office:value="39591" table:style-name="ce6">
            <text:p>39,591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54804" table:style-name="ce6">
            <text:p>54,80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4688" table:style-name="ce6">
            <text:p>14,68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20151" table:style-name="ce6">
            <text:p>20,151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429" table:style-name="ce6">
            <text:p>2,429<text:s/></text:p>
          </table:table-cell>
          <table:table-cell table:number-columns-repeated="16264"/>
        </table:table-row>
        <table:table-row table:style-name="ro2">
          <table:table-cell office:value-type="date" office:date-value="2020-05-31T00:00:00" table:style-name="ce5">
            <text:p>2020/5/31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32360" table:style-name="ce6">
            <text:p>32,360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107408" table:style-name="ce6">
            <text:p>107,408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32033" table:style-name="ce6">
            <text:p>32,03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9241" table:style-name="ce6">
            <text:p>19,241<text:s/></text:p>
          </table:table-cell>
          <table:table-cell office:value-type="float" office:value="48222" table:style-name="ce6">
            <text:p>48,222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44974" table:style-name="ce6">
            <text:p>44,974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239" table:style-name="ce6">
            <text:p>2,239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5-01T00:00:00" table:style-name="ce5">
            <text:p>2020/5/1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2541" table:style-name="ce6">
            <text:p>22,541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88104" table:style-name="ce6">
            <text:p>88,104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34642" table:style-name="ce6">
            <text:p>34,642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41157" table:style-name="ce6">
            <text:p>41,157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43186" table:style-name="ce6">
            <text:p>43,186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953" table:style-name="ce6">
            <text:p>1,953<text:s/></text:p>
          </table:table-cell>
          <table:table-cell table:number-columns-repeated="16264"/>
        </table:table-row>
        <table:table-row table:style-name="ro2">
          <table:table-cell office:value-type="date" office:date-value="2020-05-02T00:00:00" table:style-name="ce5">
            <text:p>2020/5/2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83565" table:style-name="ce6">
            <text:p>83,565<text:s/></text:p>
          </table:table-cell>
          <table:table-cell office:value-type="float" office:value="30870" table:style-name="ce6">
            <text:p>30,870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42128" table:style-name="ce6">
            <text:p>42,128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36882" table:style-name="ce6">
            <text:p>36,882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5333" table:style-name="ce6">
            <text:p>15,333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1755" table:style-name="ce6">
            <text:p>1,755<text:s/></text:p>
          </table:table-cell>
          <table:table-cell table:number-columns-repeated="16264"/>
        </table:table-row>
        <table:table-row table:style-name="ro2">
          <table:table-cell office:value-type="date" office:date-value="2020-05-03T00:00:00" table:style-name="ce5">
            <text:p>2020/5/3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26202" table:style-name="ce6">
            <text:p>26,202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531" table:style-name="ce6">
            <text:p>16,531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101506" table:style-name="ce6">
            <text:p>101,506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4126" table:style-name="ce6">
            <text:p>24,126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526" table:style-name="ce6">
            <text:p>526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528" table:style-name="ce6">
            <text:p>1,528<text:s/></text:p>
          </table:table-cell>
          <table:table-cell table:number-columns-repeated="16264"/>
        </table:table-row>
        <table:table-row table:style-name="ro2">
          <table:table-cell office:value-type="date" office:date-value="2020-05-04T00:00:00" table:style-name="ce5">
            <text:p>2020/5/4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34535" table:style-name="ce6">
            <text:p>34,535<text:s/></text:p>
          </table:table-cell>
          <table:table-cell office:value-type="float" office:value="34221" table:style-name="ce6">
            <text:p>34,221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5078" table:style-name="ce6">
            <text:p>15,078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4790" table:style-name="ce6">
            <text:p>14,79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21494" table:style-name="ce6">
            <text:p>21,494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101279" table:style-name="ce6">
            <text:p>101,279<text:s/></text:p>
          </table:table-cell>
          <table:table-cell office:value-type="float" office:value="29949" table:style-name="ce6">
            <text:p>29,94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2310" table:style-name="ce6">
            <text:p>22,310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23546" table:style-name="ce6">
            <text:p>23,546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25989" table:style-name="ce6">
            <text:p>25,98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23111" table:style-name="ce6">
            <text:p>23,111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22075" table:style-name="ce6">
            <text:p>22,075<text:s/></text:p>
          </table:table-cell>
          <table:table-cell office:value-type="float" office:value="41945" table:style-name="ce6">
            <text:p>41,945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48027" table:style-name="ce6">
            <text:p>48,027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32636" table:style-name="ce6">
            <text:p>32,636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20761" table:style-name="ce6">
            <text:p>20,761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29" table:style-name="ce6">
            <text:p>2,829<text:s/></text:p>
          </table:table-cell>
          <table:table-cell table:number-columns-repeated="16264"/>
        </table:table-row>
        <table:table-row table:style-name="ro2">
          <table:table-cell office:value-type="date" office:date-value="2020-05-05T00:00:00" table:style-name="ce5">
            <text:p>2020/5/5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35416" table:style-name="ce6">
            <text:p>35,416<text:s/></text:p>
          </table:table-cell>
          <table:table-cell office:value-type="float" office:value="35691" table:style-name="ce6">
            <text:p>35,69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31541" table:style-name="ce6">
            <text:p>31,541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19878" table:style-name="ce6">
            <text:p>19,878<text:s/></text:p>
          </table:table-cell>
          <table:table-cell office:value-type="float" office:value="20906" table:style-name="ce6">
            <text:p>20,906<text:s/></text:p>
          </table:table-cell>
          <table:table-cell office:value-type="float" office:value="94783" table:style-name="ce6">
            <text:p>94,783<text:s/></text:p>
          </table:table-cell>
          <table:table-cell office:value-type="float" office:value="32392" table:style-name="ce6">
            <text:p>32,392<text:s/></text:p>
          </table:table-cell>
          <table:table-cell office:value-type="float" office:value="17549" table:style-name="ce6">
            <text:p>17,549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4906" table:style-name="ce6">
            <text:p>24,906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3553" table:style-name="ce6">
            <text:p>23,553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29842" table:style-name="ce6">
            <text:p>29,842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44039" table:style-name="ce6">
            <text:p>44,039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27057" table:style-name="ce6">
            <text:p>27,057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48861" table:style-name="ce6">
            <text:p>48,861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3472" table:style-name="ce6">
            <text:p>33,472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936" table:style-name="ce6">
            <text:p>2,936<text:s/></text:p>
          </table:table-cell>
          <table:table-cell table:number-columns-repeated="16264"/>
        </table:table-row>
        <table:table-row table:style-name="ro2">
          <table:table-cell office:value-type="date" office:date-value="2020-05-06T00:00:00" table:style-name="ce5">
            <text:p>2020/5/6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37152" table:style-name="ce6">
            <text:p>37,15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7225" table:style-name="ce6">
            <text:p>27,225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3129" table:style-name="ce6">
            <text:p>23,129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32031" table:style-name="ce6">
            <text:p>32,031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96689" table:style-name="ce6">
            <text:p>96,689<text:s/></text:p>
          </table:table-cell>
          <table:table-cell office:value-type="float" office:value="33238" table:style-name="ce6">
            <text:p>33,238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26761" table:style-name="ce6">
            <text:p>26,76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37434" table:style-name="ce6">
            <text:p>37,434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8613" table:style-name="ce6">
            <text:p>28,613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50301" table:style-name="ce6">
            <text:p>50,301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16592" table:style-name="ce6">
            <text:p>16,592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34177" table:style-name="ce6">
            <text:p>34,177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25804" table:style-name="ce6">
            <text:p>25,804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07T00:00:00" table:style-name="ce5">
            <text:p>2020/5/7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35984" table:style-name="ce6">
            <text:p>35,984<text:s/></text:p>
          </table:table-cell>
          <table:table-cell office:value-type="float" office:value="36810" table:style-name="ce6">
            <text:p>36,810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30699" table:style-name="ce6">
            <text:p>30,699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98535" table:style-name="ce6">
            <text:p>98,535<text:s/></text:p>
          </table:table-cell>
          <table:table-cell office:value-type="float" office:value="33978" table:style-name="ce6">
            <text:p>33,978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22239" table:style-name="ce6">
            <text:p>22,239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25400" table:style-name="ce6">
            <text:p>25,400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6522" table:style-name="ce6">
            <text:p>16,522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30213" table:style-name="ce6">
            <text:p>30,213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37627" table:style-name="ce6">
            <text:p>37,627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45148" table:style-name="ce6">
            <text:p>45,148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28665" table:style-name="ce6">
            <text:p>28,665<text:s/></text:p>
          </table:table-cell>
          <table:table-cell office:value-type="float" office:value="17027" table:style-name="ce6">
            <text:p>17,027<text:s/></text:p>
          </table:table-cell>
          <table:table-cell office:value-type="float" office:value="51168" table:style-name="ce6">
            <text:p>51,168<text:s/></text:p>
          </table:table-cell>
          <table:table-cell office:value-type="float" office:value="19022" table:style-name="ce6">
            <text:p>19,022<text:s/></text:p>
          </table:table-cell>
          <table:table-cell office:value-type="float" office:value="14964" table:style-name="ce6">
            <text:p>14,964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878" table:style-name="ce6">
            <text:p>2,878<text:s/></text:p>
          </table:table-cell>
          <table:table-cell table:number-columns-repeated="16264"/>
        </table:table-row>
        <table:table-row table:style-name="ro2">
          <table:table-cell office:value-type="date" office:date-value="2020-05-08T00:00:00" table:style-name="ce5">
            <text:p>2020/5/8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37268" table:style-name="ce6">
            <text:p>37,268<text:s/></text:p>
          </table:table-cell>
          <table:table-cell office:value-type="float" office:value="43403" table:style-name="ce6">
            <text:p>43,403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17802" table:style-name="ce6">
            <text:p>17,80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6891" table:style-name="ce6">
            <text:p>16,89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32389" table:style-name="ce6">
            <text:p>32,389<text:s/></text:p>
          </table:table-cell>
          <table:table-cell office:value-type="float" office:value="24228" table:style-name="ce6">
            <text:p>24,228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34296" table:style-name="ce6">
            <text:p>34,296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0640" table:style-name="ce6">
            <text:p>20,640<text:s/></text:p>
          </table:table-cell>
          <table:table-cell office:value-type="float" office:value="120261" table:style-name="ce6">
            <text:p>120,261<text:s/></text:p>
          </table:table-cell>
          <table:table-cell office:value-type="float" office:value="39976" table:style-name="ce6">
            <text:p>39,976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8008" table:style-name="ce6">
            <text:p>28,008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28567" table:style-name="ce6">
            <text:p>28,567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4575" table:style-name="ce6">
            <text:p>24,575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40046" table:style-name="ce6">
            <text:p>40,046<text:s/></text:p>
          </table:table-cell>
          <table:table-cell office:value-type="float" office:value="24863" table:style-name="ce6">
            <text:p>24,863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51623" table:style-name="ce6">
            <text:p>51,623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30373" table:style-name="ce6">
            <text:p>30,373<text:s/></text:p>
          </table:table-cell>
          <table:table-cell office:value-type="float" office:value="32697" table:style-name="ce6">
            <text:p>32,697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59240" table:style-name="ce6">
            <text:p>59,240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22726" table:style-name="ce6">
            <text:p>22,726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5332" table:style-name="ce6">
            <text:p>35,332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0655" table:style-name="ce6">
            <text:p>10,655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3297" table:style-name="ce6">
            <text:p>3,297<text:s/></text:p>
          </table:table-cell>
          <table:table-cell table:number-columns-repeated="16264"/>
        </table:table-row>
        <table:table-row table:style-name="ro2">
          <table:table-cell office:value-type="date" office:date-value="2020-05-09T00:00:00" table:style-name="ce5">
            <text:p>2020/5/9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38374" table:style-name="ce6">
            <text:p>38,37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96107" table:style-name="ce6">
            <text:p>96,107<text:s/></text:p>
          </table:table-cell>
          <table:table-cell office:value-type="float" office:value="34272" table:style-name="ce6">
            <text:p>34,272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9716" table:style-name="ce6">
            <text:p>19,716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6458" table:style-name="ce6">
            <text:p>26,458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45715" table:style-name="ce6">
            <text:p>45,715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25235" table:style-name="ce6">
            <text:p>25,235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42734" table:style-name="ce6">
            <text:p>42,734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1908" table:style-name="ce6">
            <text:p>1,908<text:s/></text:p>
          </table:table-cell>
          <table:table-cell table:number-columns-repeated="16264"/>
        </table:table-row>
        <table:table-row table:style-name="ro2">
          <table:table-cell office:value-type="date" office:date-value="2020-05-10T00:00:00" table:style-name="ce5">
            <text:p>2020/5/10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09948" table:style-name="ce6">
            <text:p>109,94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9933" table:style-name="ce6">
            <text:p>19,933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34941" table:style-name="ce6">
            <text:p>34,94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7723" table:style-name="ce6">
            <text:p>37,72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694" table:style-name="ce6">
            <text:p>6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549" table:style-name="ce6">
            <text:p>1,549<text:s/></text:p>
          </table:table-cell>
          <table:table-cell table:number-columns-repeated="16264"/>
        </table:table-row>
        <table:table-row table:style-name="ro2">
          <table:table-cell office:value-type="date" office:date-value="2020-05-11T00:00:00" table:style-name="ce5">
            <text:p>2020/5/11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34728" table:style-name="ce6">
            <text:p>34,728<text:s/></text:p>
          </table:table-cell>
          <table:table-cell office:value-type="float" office:value="33473" table:style-name="ce6">
            <text:p>33,473<text:s/></text:p>
          </table:table-cell>
          <table:table-cell office:value-type="float" office:value="23887" table:style-name="ce6">
            <text:p>23,887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6898" table:style-name="ce6">
            <text:p>16,898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110731" table:style-name="ce6">
            <text:p>110,731<text:s/></text:p>
          </table:table-cell>
          <table:table-cell office:value-type="float" office:value="30550" table:style-name="ce6">
            <text:p>30,550<text:s/></text:p>
          </table:table-cell>
          <table:table-cell office:value-type="float" office:value="16921" table:style-name="ce6">
            <text:p>16,921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28680" table:style-name="ce6">
            <text:p>28,680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31021" table:style-name="ce6">
            <text:p>31,021<text:s/></text:p>
          </table:table-cell>
          <table:table-cell office:value-type="float" office:value="36484" table:style-name="ce6">
            <text:p>36,484<text:s/></text:p>
          </table:table-cell>
          <table:table-cell office:value-type="float" office:value="22801" table:style-name="ce6">
            <text:p>22,801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43212" table:style-name="ce6">
            <text:p>43,212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27039" table:style-name="ce6">
            <text:p>27,039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49274" table:style-name="ce6">
            <text:p>49,274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0372" table:style-name="ce6">
            <text:p>20,372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5481" table:style-name="ce6">
            <text:p>5,48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930" table:style-name="ce6">
            <text:p>2,930<text:s/></text:p>
          </table:table-cell>
          <table:table-cell table:number-columns-repeated="16264"/>
        </table:table-row>
        <table:table-row table:style-name="ro2">
          <table:table-cell office:value-type="date" office:date-value="2020-05-12T00:00:00" table:style-name="ce5">
            <text:p>2020/5/12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34577" table:style-name="ce6">
            <text:p>34,577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22012" table:style-name="ce6">
            <text:p>22,012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32463" table:style-name="ce6">
            <text:p>32,463<text:s/></text:p>
          </table:table-cell>
          <table:table-cell office:value-type="float" office:value="24379" table:style-name="ce6">
            <text:p>24,379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99323" table:style-name="ce6">
            <text:p>99,323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6107" table:style-name="ce6">
            <text:p>16,107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28331" table:style-name="ce6">
            <text:p>28,331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30932" table:style-name="ce6">
            <text:p>30,932<text:s/></text:p>
          </table:table-cell>
          <table:table-cell office:value-type="float" office:value="37279" table:style-name="ce6">
            <text:p>37,279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23004" table:style-name="ce6">
            <text:p>23,004<text:s/></text:p>
          </table:table-cell>
          <table:table-cell office:value-type="float" office:value="43894" table:style-name="ce6">
            <text:p>43,894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28381" table:style-name="ce6">
            <text:p>28,381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49680" table:style-name="ce6">
            <text:p>49,680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915" table:style-name="ce6">
            <text:p>2,915<text:s/></text:p>
          </table:table-cell>
          <table:table-cell table:number-columns-repeated="16264"/>
        </table:table-row>
        <table:table-row table:style-name="ro2">
          <table:table-cell office:value-type="date" office:date-value="2020-05-13T00:00:00" table:style-name="ce5">
            <text:p>2020/5/13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36789" table:style-name="ce6">
            <text:p>36,789<text:s/></text:p>
          </table:table-cell>
          <table:table-cell office:value-type="float" office:value="36482" table:style-name="ce6">
            <text:p>36,482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2916" table:style-name="ce6">
            <text:p>32,916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21803" table:style-name="ce6">
            <text:p>21,803<text:s/></text:p>
          </table:table-cell>
          <table:table-cell office:value-type="float" office:value="101510" table:style-name="ce6">
            <text:p>101,510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31163" table:style-name="ce6">
            <text:p>31,163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8442" table:style-name="ce6">
            <text:p>28,442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38123" table:style-name="ce6">
            <text:p>38,123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46946" table:style-name="ce6">
            <text:p>46,946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1252" table:style-name="ce6">
            <text:p>51,252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34875" table:style-name="ce6">
            <text:p>34,875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990" table:style-name="ce6">
            <text:p>2,990<text:s/></text:p>
          </table:table-cell>
          <table:table-cell table:number-columns-repeated="16264"/>
        </table:table-row>
        <table:table-row table:style-name="ro2">
          <table:table-cell office:value-type="date" office:date-value="2020-05-14T00:00:00" table:style-name="ce5">
            <text:p>2020/5/14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36683" table:style-name="ce6">
            <text:p>36,683<text:s/></text:p>
          </table:table-cell>
          <table:table-cell office:value-type="float" office:value="36674" table:style-name="ce6">
            <text:p>36,674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31131" table:style-name="ce6">
            <text:p>31,131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33018" table:style-name="ce6">
            <text:p>33,01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9952" table:style-name="ce6">
            <text:p>19,952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100978" table:style-name="ce6">
            <text:p>100,978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27302" table:style-name="ce6">
            <text:p>27,302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20747" table:style-name="ce6">
            <text:p>20,747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31554" table:style-name="ce6">
            <text:p>31,554<text:s/></text:p>
          </table:table-cell>
          <table:table-cell office:value-type="float" office:value="37773" table:style-name="ce6">
            <text:p>37,773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46400" table:style-name="ce6">
            <text:p>46,400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29671" table:style-name="ce6">
            <text:p>29,671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51669" table:style-name="ce6">
            <text:p>51,669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34569" table:style-name="ce6">
            <text:p>34,56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004" table:style-name="ce6">
            <text:p>3,004<text:s/></text:p>
          </table:table-cell>
          <table:table-cell table:number-columns-repeated="16264"/>
        </table:table-row>
        <table:table-row table:style-name="ro2">
          <table:table-cell office:value-type="date" office:date-value="2020-05-15T00:00:00" table:style-name="ce5">
            <text:p>2020/5/15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38506" table:style-name="ce6">
            <text:p>38,506<text:s/></text:p>
          </table:table-cell>
          <table:table-cell office:value-type="float" office:value="42931" table:style-name="ce6">
            <text:p>42,931<text:s/></text:p>
          </table:table-cell>
          <table:table-cell office:value-type="float" office:value="26732" table:style-name="ce6">
            <text:p>26,732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32507" table:style-name="ce6">
            <text:p>32,507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35172" table:style-name="ce6">
            <text:p>35,172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25924" table:style-name="ce6">
            <text:p>125,924<text:s/></text:p>
          </table:table-cell>
          <table:table-cell office:value-type="float" office:value="39981" table:style-name="ce6">
            <text:p>39,981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25987" table:style-name="ce6">
            <text:p>25,987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23540" table:style-name="ce6">
            <text:p>23,54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35998" table:style-name="ce6">
            <text:p>35,998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2663" table:style-name="ce6">
            <text:p>12,663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6352" table:style-name="ce6">
            <text:p>36,352<text:s/></text:p>
          </table:table-cell>
          <table:table-cell office:value-type="float" office:value="41106" table:style-name="ce6">
            <text:p>41,10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5860" table:style-name="ce6">
            <text:p>25,860<text:s/></text:p>
          </table:table-cell>
          <table:table-cell office:value-type="float" office:value="57275" table:style-name="ce6">
            <text:p>57,275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31535" table:style-name="ce6">
            <text:p>31,535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59424" table:style-name="ce6">
            <text:p>59,424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36674" table:style-name="ce6">
            <text:p>36,674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27680" table:style-name="ce6">
            <text:p>27,680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422" table:style-name="ce6">
            <text:p>3,422<text:s/></text:p>
          </table:table-cell>
          <table:table-cell table:number-columns-repeated="16264"/>
        </table:table-row>
        <table:table-row table:style-name="ro2">
          <table:table-cell office:value-type="date" office:date-value="2020-05-16T00:00:00" table:style-name="ce5">
            <text:p>2020/5/16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38494" table:style-name="ce6">
            <text:p>38,494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04423" table:style-name="ce6">
            <text:p>104,423<text:s/></text:p>
          </table:table-cell>
          <table:table-cell office:value-type="float" office:value="36285" table:style-name="ce6">
            <text:p>36,285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49609" table:style-name="ce6">
            <text:p>49,609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44198" table:style-name="ce6">
            <text:p>44,198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062" table:style-name="ce6">
            <text:p>2,062<text:s/></text:p>
          </table:table-cell>
          <table:table-cell table:number-columns-repeated="16264"/>
        </table:table-row>
        <table:table-row table:style-name="ro2">
          <table:table-cell office:value-type="date" office:date-value="2020-05-17T00:00:00" table:style-name="ce5">
            <text:p>2020/5/17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9785" table:style-name="ce6">
            <text:p>29,785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103024" table:style-name="ce6">
            <text:p>103,024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26985" table:style-name="ce6">
            <text:p>26,985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44575" table:style-name="ce6">
            <text:p>44,57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1840" table:style-name="ce6">
            <text:p>1,840<text:s/></text:p>
          </table:table-cell>
          <table:table-cell table:number-columns-repeated="16264"/>
        </table:table-row>
        <table:table-row table:style-name="ro2">
          <table:table-cell office:value-type="date" office:date-value="2020-05-18T00:00:00" table:style-name="ce5">
            <text:p>2020/5/18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33541" table:style-name="ce6">
            <text:p>33,541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9355" table:style-name="ce6">
            <text:p>29,35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31908" table:style-name="ce6">
            <text:p>31,90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104486" table:style-name="ce6">
            <text:p>104,486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21348" table:style-name="ce6">
            <text:p>21,348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6589" table:style-name="ce6">
            <text:p>26,589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36831" table:style-name="ce6">
            <text:p>36,831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43517" table:style-name="ce6">
            <text:p>43,517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50329" table:style-name="ce6">
            <text:p>50,32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6081" table:style-name="ce6">
            <text:p>16,081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4023" table:style-name="ce6">
            <text:p>34,023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858" table:style-name="ce6">
            <text:p>2,858<text:s/></text:p>
          </table:table-cell>
          <table:table-cell table:number-columns-repeated="16264"/>
        </table:table-row>
        <table:table-row table:style-name="ro2">
          <table:table-cell office:value-type="date" office:date-value="2020-05-19T00:00:00" table:style-name="ce5">
            <text:p>2020/5/19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36996" table:style-name="ce6">
            <text:p>36,996<text:s/></text:p>
          </table:table-cell>
          <table:table-cell office:value-type="float" office:value="35767" table:style-name="ce6">
            <text:p>35,767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22495" table:style-name="ce6">
            <text:p>22,495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33209" table:style-name="ce6">
            <text:p>33,209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25093" table:style-name="ce6">
            <text:p>25,093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98793" table:style-name="ce6">
            <text:p>98,793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22213" table:style-name="ce6">
            <text:p>22,213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26701" table:style-name="ce6">
            <text:p>26,70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27388" table:style-name="ce6">
            <text:p>27,388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37923" table:style-name="ce6">
            <text:p>37,92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23067" table:style-name="ce6">
            <text:p>23,067<text:s/></text:p>
          </table:table-cell>
          <table:table-cell office:value-type="float" office:value="44578" table:style-name="ce6">
            <text:p>44,578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26096" table:style-name="ce6">
            <text:p>26,096<text:s/></text:p>
          </table:table-cell>
          <table:table-cell office:value-type="float" office:value="29200" table:style-name="ce6">
            <text:p>29,200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51059" table:style-name="ce6">
            <text:p>51,05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35632" table:style-name="ce6">
            <text:p>35,632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21057" table:style-name="ce6">
            <text:p>21,057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992" table:style-name="ce6">
            <text:p>2,992<text:s/></text:p>
          </table:table-cell>
          <table:table-cell table:number-columns-repeated="16264"/>
        </table:table-row>
        <table:table-row table:style-name="ro2">
          <table:table-cell office:value-type="date" office:date-value="2020-05-20T00:00:00" table:style-name="ce5">
            <text:p>2020/5/20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37532" table:style-name="ce6">
            <text:p>37,532<text:s/></text:p>
          </table:table-cell>
          <table:table-cell office:value-type="float" office:value="38241" table:style-name="ce6">
            <text:p>38,241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32129" table:style-name="ce6">
            <text:p>32,129<text:s/></text:p>
          </table:table-cell>
          <table:table-cell office:value-type="float" office:value="24834" table:style-name="ce6">
            <text:p>24,83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33928" table:style-name="ce6">
            <text:p>33,928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04330" table:style-name="ce6">
            <text:p>104,330<text:s/></text:p>
          </table:table-cell>
          <table:table-cell office:value-type="float" office:value="34650" table:style-name="ce6">
            <text:p>34,650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21206" table:style-name="ce6">
            <text:p>21,206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32249" table:style-name="ce6">
            <text:p>32,249<text:s/></text:p>
          </table:table-cell>
          <table:table-cell office:value-type="float" office:value="39066" table:style-name="ce6">
            <text:p>39,066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48583" table:style-name="ce6">
            <text:p>48,583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30819" table:style-name="ce6">
            <text:p>30,819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53388" table:style-name="ce6">
            <text:p>53,388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15360" table:style-name="ce6">
            <text:p>15,360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6010" table:style-name="ce6">
            <text:p>36,010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084" table:style-name="ce6">
            <text:p>3,084<text:s/></text:p>
          </table:table-cell>
          <table:table-cell table:number-columns-repeated="16264"/>
        </table:table-row>
        <table:table-row table:style-name="ro2">
          <table:table-cell office:value-type="date" office:date-value="2020-05-21T00:00:00" table:style-name="ce5">
            <text:p>2020/5/21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38786" table:style-name="ce6">
            <text:p>38,786<text:s/></text:p>
          </table:table-cell>
          <table:table-cell office:value-type="float" office:value="38167" table:style-name="ce6">
            <text:p>38,167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31890" table:style-name="ce6">
            <text:p>31,890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3520" table:style-name="ce6">
            <text:p>33,520<text:s/></text:p>
          </table:table-cell>
          <table:table-cell office:value-type="float" office:value="24726" table:style-name="ce6">
            <text:p>24,726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5445" table:style-name="ce6">
            <text:p>105,445<text:s/></text:p>
          </table:table-cell>
          <table:table-cell office:value-type="float" office:value="34103" table:style-name="ce6">
            <text:p>34,103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21444" table:style-name="ce6">
            <text:p>21,44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6334" table:style-name="ce6">
            <text:p>16,33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32413" table:style-name="ce6">
            <text:p>32,413<text:s/></text:p>
          </table:table-cell>
          <table:table-cell office:value-type="float" office:value="38360" table:style-name="ce6">
            <text:p>38,360<text:s/></text:p>
          </table:table-cell>
          <table:table-cell office:value-type="float" office:value="24095" table:style-name="ce6">
            <text:p>24,095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46627" table:style-name="ce6">
            <text:p>46,627<text:s/></text:p>
          </table:table-cell>
          <table:table-cell office:value-type="float" office:value="21800" table:style-name="ce6">
            <text:p>21,800<text:s/></text:p>
          </table:table-cell>
          <table:table-cell office:value-type="float" office:value="27119" table:style-name="ce6">
            <text:p>27,119<text:s/></text:p>
          </table:table-cell>
          <table:table-cell office:value-type="float" office:value="30736" table:style-name="ce6">
            <text:p>30,736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54216" table:style-name="ce6">
            <text:p>54,216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36605" table:style-name="ce6">
            <text:p>36,605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28100" table:style-name="ce6">
            <text:p>28,100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083" table:style-name="ce6">
            <text:p>3,083<text:s/></text:p>
          </table:table-cell>
          <table:table-cell table:number-columns-repeated="16264"/>
        </table:table-row>
        <table:table-row table:style-name="ro2">
          <table:table-cell office:value-type="date" office:date-value="2020-05-22T00:00:00" table:style-name="ce5">
            <text:p>2020/5/22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40434" table:style-name="ce6">
            <text:p>40,434<text:s/></text:p>
          </table:table-cell>
          <table:table-cell office:value-type="float" office:value="43320" table:style-name="ce6">
            <text:p>43,320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7753" table:style-name="ce6">
            <text:p>27,753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1142" table:style-name="ce6">
            <text:p>11,142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24885" table:style-name="ce6">
            <text:p>24,885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34852" table:style-name="ce6">
            <text:p>34,852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22546" table:style-name="ce6">
            <text:p>122,546<text:s/></text:p>
          </table:table-cell>
          <table:table-cell office:value-type="float" office:value="38347" table:style-name="ce6">
            <text:p>38,347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22766" table:style-name="ce6">
            <text:p>22,766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21953" table:style-name="ce6">
            <text:p>21,95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21275" table:style-name="ce6">
            <text:p>21,275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36575" table:style-name="ce6">
            <text:p>36,575<text:s/></text:p>
          </table:table-cell>
          <table:table-cell office:value-type="float" office:value="40284" table:style-name="ce6">
            <text:p>40,284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52256" table:style-name="ce6">
            <text:p>52,256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30773" table:style-name="ce6">
            <text:p>30,773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60258" table:style-name="ce6">
            <text:p>60,258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8477" table:style-name="ce6">
            <text:p>18,477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23860" table:style-name="ce6">
            <text:p>23,860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28548" table:style-name="ce6">
            <text:p>28,548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3481" table:style-name="ce6">
            <text:p>3,481<text:s/></text:p>
          </table:table-cell>
          <table:table-cell table:number-columns-repeated="16264"/>
        </table:table-row>
        <table:table-row table:style-name="ro2">
          <table:table-cell office:value-type="date" office:date-value="2020-05-23T00:00:00" table:style-name="ce5">
            <text:p>2020/5/23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39318" table:style-name="ce6">
            <text:p>39,318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03390" table:style-name="ce6">
            <text:p>103,390<text:s/></text:p>
          </table:table-cell>
          <table:table-cell office:value-type="float" office:value="36713" table:style-name="ce6">
            <text:p>36,71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8984" table:style-name="ce6">
            <text:p>18,984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27566" table:style-name="ce6">
            <text:p>27,566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52257" table:style-name="ce6">
            <text:p>52,257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9757" table:style-name="ce6">
            <text:p>29,757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43841" table:style-name="ce6">
            <text:p>43,841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488" table:style-name="ce6">
            <text:p>48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070" table:style-name="ce6">
            <text:p>2,070<text:s/></text:p>
          </table:table-cell>
          <table:table-cell table:number-columns-repeated="16264"/>
        </table:table-row>
        <table:table-row table:style-name="ro2">
          <table:table-cell office:value-type="date" office:date-value="2020-05-24T00:00:00" table:style-name="ce5">
            <text:p>2020/5/24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8399" table:style-name="ce6">
            <text:p>18,399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2389" table:style-name="ce6">
            <text:p>122,389<text:s/></text:p>
          </table:table-cell>
          <table:table-cell office:value-type="float" office:value="30812" table:style-name="ce6">
            <text:p>30,812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48486" table:style-name="ce6">
            <text:p>48,48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22335" table:style-name="ce6">
            <text:p>22,335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39333" table:style-name="ce6">
            <text:p>39,333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970" table:style-name="ce6">
            <text:p>1,970<text:s/></text:p>
          </table:table-cell>
          <table:table-cell table:number-columns-repeated="16264"/>
        </table:table-row>
        <table:table-row table:style-name="ro2">
          <table:table-cell office:value-type="date" office:date-value="2020-05-25T00:00:00" table:style-name="ce5">
            <text:p>2020/5/25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36561" table:style-name="ce6">
            <text:p>36,561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5802" table:style-name="ce6">
            <text:p>15,802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30185" table:style-name="ce6">
            <text:p>30,185<text:s/></text:p>
          </table:table-cell>
          <table:table-cell office:value-type="float" office:value="22446" table:style-name="ce6">
            <text:p>22,446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33083" table:style-name="ce6">
            <text:p>33,083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24586" table:style-name="ce6">
            <text:p>24,586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08333" table:style-name="ce6">
            <text:p>108,333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27878" table:style-name="ce6">
            <text:p>27,878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31640" table:style-name="ce6">
            <text:p>31,640<text:s/></text:p>
          </table:table-cell>
          <table:table-cell office:value-type="float" office:value="37897" table:style-name="ce6">
            <text:p>37,897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46251" table:style-name="ce6">
            <text:p>46,251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8763" table:style-name="ce6">
            <text:p>28,763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51725" table:style-name="ce6">
            <text:p>51,725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4247" table:style-name="ce6">
            <text:p>34,24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26597" table:style-name="ce6">
            <text:p>26,597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055" table:style-name="ce6">
            <text:p>3,055<text:s/></text:p>
          </table:table-cell>
          <table:table-cell table:number-columns-repeated="16264"/>
        </table:table-row>
        <table:table-row table:style-name="ro2">
          <table:table-cell office:value-type="date" office:date-value="2020-05-26T00:00:00" table:style-name="ce5">
            <text:p>2020/5/26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37318" table:style-name="ce6">
            <text:p>37,318<text:s/></text:p>
          </table:table-cell>
          <table:table-cell office:value-type="float" office:value="36696" table:style-name="ce6">
            <text:p>36,696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31423" table:style-name="ce6">
            <text:p>31,423<text:s/></text:p>
          </table:table-cell>
          <table:table-cell office:value-type="float" office:value="23751" table:style-name="ce6">
            <text:p>23,751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33301" table:style-name="ce6">
            <text:p>33,301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102191" table:style-name="ce6">
            <text:p>102,191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30286" table:style-name="ce6">
            <text:p>30,286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8205" table:style-name="ce6">
            <text:p>28,205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38191" table:style-name="ce6">
            <text:p>38,191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47531" table:style-name="ce6">
            <text:p>47,531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30626" table:style-name="ce6">
            <text:p>30,626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52122" table:style-name="ce6">
            <text:p>52,12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22186" table:style-name="ce6">
            <text:p>22,186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061" table:style-name="ce6">
            <text:p>3,061<text:s/></text:p>
          </table:table-cell>
          <table:table-cell table:number-columns-repeated="16264"/>
        </table:table-row>
        <table:table-row table:style-name="ro2">
          <table:table-cell office:value-type="date" office:date-value="2020-05-27T00:00:00" table:style-name="ce5">
            <text:p>2020/5/27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39232" table:style-name="ce6">
            <text:p>39,232<text:s/></text:p>
          </table:table-cell>
          <table:table-cell office:value-type="float" office:value="37928" table:style-name="ce6">
            <text:p>37,928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16400" table:style-name="ce6">
            <text:p>16,400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32919" table:style-name="ce6">
            <text:p>32,919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05523" table:style-name="ce6">
            <text:p>105,523<text:s/></text:p>
          </table:table-cell>
          <table:table-cell office:value-type="float" office:value="34872" table:style-name="ce6">
            <text:p>34,872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22677" table:style-name="ce6">
            <text:p>22,677<text:s/></text:p>
          </table:table-cell>
          <table:table-cell office:value-type="float" office:value="23401" table:style-name="ce6">
            <text:p>23,401<text:s/></text:p>
          </table:table-cell>
          <table:table-cell office:value-type="float" office:value="25425" table:style-name="ce6">
            <text:p>25,425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8960" table:style-name="ce6">
            <text:p>28,960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39139" table:style-name="ce6">
            <text:p>39,139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49433" table:style-name="ce6">
            <text:p>49,433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29397" table:style-name="ce6">
            <text:p>29,397<text:s/></text:p>
          </table:table-cell>
          <table:table-cell office:value-type="float" office:value="32161" table:style-name="ce6">
            <text:p>32,161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182" table:style-name="ce6">
            <text:p>54,182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4313" table:style-name="ce6">
            <text:p>14,313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6922" table:style-name="ce6">
            <text:p>36,922<text:s/></text:p>
          </table:table-cell>
          <table:table-cell office:value-type="float" office:value="22023" table:style-name="ce6">
            <text:p>22,023<text:s/></text:p>
          </table:table-cell>
          <table:table-cell office:value-type="float" office:value="23071" table:style-name="ce6">
            <text:p>23,071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234" table:style-name="ce6">
            <text:p>3,234<text:s/></text:p>
          </table:table-cell>
          <table:table-cell table:number-columns-repeated="16264"/>
        </table:table-row>
        <table:table-row table:style-name="ro2">
          <table:table-cell office:value-type="date" office:date-value="2020-05-28T00:00:00" table:style-name="ce5">
            <text:p>2020/5/28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26048" table:style-name="ce6">
            <text:p>26,048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31601" table:style-name="ce6">
            <text:p>31,601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22189" table:style-name="ce6">
            <text:p>22,189<text:s/></text:p>
          </table:table-cell>
          <table:table-cell office:value-type="float" office:value="107264" table:style-name="ce6">
            <text:p>107,264<text:s/></text:p>
          </table:table-cell>
          <table:table-cell office:value-type="float" office:value="34856" table:style-name="ce6">
            <text:p>34,856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22540" table:style-name="ce6">
            <text:p>22,540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5082" table:style-name="ce6">
            <text:p>25,082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29101" table:style-name="ce6">
            <text:p>29,101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33283" table:style-name="ce6">
            <text:p>33,283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47275" table:style-name="ce6">
            <text:p>47,275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28925" table:style-name="ce6">
            <text:p>28,925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55006" table:style-name="ce6">
            <text:p>55,006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36727" table:style-name="ce6">
            <text:p>36,727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3180" table:style-name="ce6">
            <text:p>3,180<text:s/></text:p>
          </table:table-cell>
          <table:table-cell table:number-columns-repeated="16264"/>
        </table:table-row>
        <table:table-row table:style-name="ro2">
          <table:table-cell office:value-type="date" office:date-value="2020-05-29T00:00:00" table:style-name="ce5">
            <text:p>2020/5/29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40282" table:style-name="ce6">
            <text:p>40,282<text:s/></text:p>
          </table:table-cell>
          <table:table-cell office:value-type="float" office:value="44630" table:style-name="ce6">
            <text:p>44,630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4581" table:style-name="ce6">
            <text:p>14,58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9010" table:style-name="ce6">
            <text:p>29,01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36068" table:style-name="ce6">
            <text:p>36,068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129870" table:style-name="ce6">
            <text:p>129,870<text:s/></text:p>
          </table:table-cell>
          <table:table-cell office:value-type="float" office:value="41471" table:style-name="ce6">
            <text:p>41,47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23292" table:style-name="ce6">
            <text:p>23,292<text:s/></text:p>
          </table:table-cell>
          <table:table-cell office:value-type="float" office:value="25531" table:style-name="ce6">
            <text:p>25,531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28342" table:style-name="ce6">
            <text:p>28,342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35555" table:style-name="ce6">
            <text:p>35,55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41468" table:style-name="ce6">
            <text:p>41,468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909" table:style-name="ce6">
            <text:p>25,909<text:s/></text:p>
          </table:table-cell>
          <table:table-cell office:value-type="float" office:value="56570" table:style-name="ce6">
            <text:p>56,570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38258" table:style-name="ce6">
            <text:p>38,258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64094" table:style-name="ce6">
            <text:p>64,094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6486" table:style-name="ce6">
            <text:p>16,486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7448" table:style-name="ce6">
            <text:p>37,448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22546" table:style-name="ce6">
            <text:p>22,54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3439" table:style-name="ce6">
            <text:p>3,439<text:s/></text:p>
          </table:table-cell>
          <table:table-cell table:number-columns-repeated="16264"/>
        </table:table-row>
        <table:table-row table:style-name="ro2">
          <table:table-cell office:value-type="date" office:date-value="2020-05-30T00:00:00" table:style-name="ce5">
            <text:p>2020/5/30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42253" table:style-name="ce6">
            <text:p>42,253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118102" table:style-name="ce6">
            <text:p>118,102<text:s/></text:p>
          </table:table-cell>
          <table:table-cell office:value-type="float" office:value="39732" table:style-name="ce6">
            <text:p>39,732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23063" table:style-name="ce6">
            <text:p>23,063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1413" table:style-name="ce6">
            <text:p>21,413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27305" table:style-name="ce6">
            <text:p>27,305<text:s/></text:p>
          </table:table-cell>
          <table:table-cell office:value-type="float" office:value="31345" table:style-name="ce6">
            <text:p>31,345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60585" table:style-name="ce6">
            <text:p>60,585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35380" table:style-name="ce6">
            <text:p>35,380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52293" table:style-name="ce6">
            <text:p>52,293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19652" table:style-name="ce6">
            <text:p>19,652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418" table:style-name="ce6">
            <text:p>2,418<text:s/></text:p>
          </table:table-cell>
          <table:table-cell table:number-columns-repeated="16264"/>
        </table:table-row>
        <table:table-row table:style-name="ro2">
          <table:table-cell office:value-type="date" office:date-value="2020-05-31T00:00:00" table:style-name="ce5">
            <text:p>2020/5/31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33902" table:style-name="ce6">
            <text:p>33,90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6085" table:style-name="ce6">
            <text:p>16,085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20680" table:style-name="ce6">
            <text:p>120,680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8139" table:style-name="ce6">
            <text:p>28,139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49249" table:style-name="ce6">
            <text:p>49,249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45719" table:style-name="ce6">
            <text:p>45,719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2279" table:style-name="ce6">
            <text:p>12,27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031" table:style-name="ce6">
            <text:p>2,03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53:37Z</meta:creation-date>
    <dc:date>2020-10-14T06:53:55Z</dc:date>
  </office:meta>
</office:document-meta>
</file>